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opacity="50%" draw:fill-color="#729fcf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ff3333"/>
    </style:style>
    <style:style style:name="P5" style:family="paragraph">
      <style:text-properties fo:color="#ff3333" fo:font-size="26pt" style:font-size-asian="26pt" style:font-size-complex="2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1.701cm" svg:height="1.663cm" svg:x="5.132cm" svg:y="9.74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1.701cm" svg:height="1.663cm" svg:x="9.137cm" svg:y="9.452cm">
          <text:p text:style-name="P3"><text:span text:style-name="T1">9 – 3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6" draw:text-style-name="P5" draw:layer="layout" svg:width="1.014cm" svg:height="1.28cm" svg:x="1.783cm" svg:y="3.887cm">
          <draw:text-box>
            <text:p text:style-name="P4"><text:span text:style-name="T3">1</text:span></text:p>
          </draw:text-box>
        </draw:frame>
        <draw:frame draw:style-name="gr6" draw:text-style-name="P5" draw:layer="layout" svg:width="1.014cm" svg:height="1.28cm" svg:x="3.783cm" svg:y="6.087cm">
          <draw:text-box>
            <text:p text:style-name="P4"><text:span text:style-name="T3">2</text:span></text:p>
          </draw:text-box>
        </draw:frame>
        <draw:frame draw:style-name="gr6" draw:text-style-name="P5" draw:layer="layout" svg:width="1.014cm" svg:height="1.28cm" svg:x="4.183cm" svg:y="10.387cm">
          <draw:text-box>
            <text:p text:style-name="P4"><text:span text:style-name="T3">3</text:span></text:p>
          </draw:text-box>
        </draw:frame>
        <draw:frame draw:style-name="gr6" draw:text-style-name="P5" draw:layer="layout" svg:width="1.014cm" svg:height="1.28cm" svg:x="6.583cm" svg:y="13.787cm">
          <draw:text-box>
            <text:p text:style-name="P4"><text:span text:style-name="T3">4</text:span></text:p>
          </draw:text-box>
        </draw:frame>
        <draw:frame draw:style-name="gr6" draw:text-style-name="P5" draw:layer="layout" svg:width="1.014cm" svg:height="1.28cm" svg:x="12.883cm" svg:y="16.587cm">
          <draw:text-box>
            <text:p text:style-name="P4"><text:span text:style-name="T3">5</text:span></text:p>
          </draw:text-box>
        </draw:frame>
        <draw:frame draw:style-name="gr6" draw:text-style-name="P5" draw:layer="layout" svg:width="1.014cm" svg:height="1.28cm" svg:x="17.883cm" svg:y="13.187cm">
          <draw:text-box>
            <text:p text:style-name="P4"><text:span text:style-name="T3">6</text:span></text:p>
          </draw:text-box>
        </draw:frame>
        <draw:frame draw:style-name="gr6" draw:text-style-name="P5" draw:layer="layout" svg:width="1.014cm" svg:height="1.28cm" svg:x="17.483cm" svg:y="8.987cm">
          <draw:text-box>
            <text:p text:style-name="P4"><text:span text:style-name="T3">7</text:span></text:p>
          </draw:text-box>
        </draw:frame>
        <draw:frame draw:style-name="gr6" draw:text-style-name="P5" draw:layer="layout" svg:width="1.014cm" svg:height="1.28cm" svg:x="12.283cm" svg:y="7.987cm">
          <draw:text-box>
            <text:p text:style-name="P4"><text:span text:style-name="T3">8</text:span></text:p>
          </draw:text-box>
        </draw:frame>
        <draw:frame draw:style-name="gr7" draw:text-style-name="P5" draw:layer="layout" svg:width="3.146cm" svg:height="2.309cm" svg:x="10.083cm" svg:y="10.887cm">
          <draw:text-box>
            <text:p text:style-name="P4"><text:span text:style-name="T3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1:05:43.473393896</dc:date>
    <dc:creator>elucterio </dc:creator>
    <meta:editing-duration>PT8H44M1S</meta:editing-duration>
    <meta:editing-cycles>57</meta:editing-cycles>
    <meta:generator>LibreOffice/4.2.8.2$Linux_X86_64 LibreOffice_project/420m0$Build-2</meta:generator>
    <meta:document-statistic meta:object-count="44"/>
  </office:meta>
</office:document-meta>
</file>